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41223" officeooo:paragraph-rsid="00041223"/>
    </style:style>
    <style:style style:name="P2" style:family="paragraph" style:parent-style-name="Preformatted_20_Text">
      <style:text-properties officeooo:rsid="00041223" officeooo:paragraph-rsid="0007921e"/>
    </style:style>
    <style:style style:name="P3" style:family="paragraph" style:parent-style-name="Preformatted_20_Text">
      <style:text-properties officeooo:rsid="0005c0f2" officeooo:paragraph-rsid="0005c0f2"/>
    </style:style>
    <style:style style:name="P4" style:family="paragraph" style:parent-style-name="Preformatted_20_Text">
      <style:text-properties officeooo:rsid="0007921e" officeooo:paragraph-rsid="0007921e"/>
    </style:style>
    <style:style style:name="P5" style:family="paragraph" style:parent-style-name="Preformatted_20_Text">
      <style:text-properties fo:font-weight="bold" officeooo:rsid="00041223" officeooo:paragraph-rsid="00041223" style:font-weight-asian="bold" style:font-weight-complex="bold"/>
    </style:style>
    <style:style style:name="P6" style:family="paragraph" style:parent-style-name="Preformatted_20_Text">
      <style:text-properties fo:font-weight="bold" officeooo:rsid="0007921e" officeooo:paragraph-rsid="0007921e" style:font-weight-asian="bold" style:font-weight-complex="bold"/>
    </style:style>
    <style:style style:name="T1" style:family="text">
      <style:text-properties officeooo:rsid="00054fb4"/>
    </style:style>
    <style:style style:name="T2" style:family="text">
      <style:text-properties officeooo:rsid="000792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of by Induction: Dijkstra’s Algorithm---</text:p>
      <text:p text:style-name="P1"/>
      <text:p text:style-name="P5">The hypothesis:</text:p>
      <text:p text:style-name="P2"><text:tab/></text:p>
      <text:p text:style-name="P2">For each vertex that has been visited, u, in the set of visited vertices S, distances[u] is the minimum distance between the vertex u and the target vertex t.</text:p>
      <text:p text:style-name="P1"/>
      <text:p text:style-name="P1"/>
      <text:p text:style-name="P6">Proof:</text:p>
      <text:p text:style-name="P1"><text:line-break/>When the size of S is 1, |S| = 1, the hypothesis does not apply and is therefore trivial.</text:p>
      <text:p text:style-name="P1"/>
      <text:p text:style-name="P1">Now, assume the hypothesis is correct for |S| = n, <text:span text:style-name="T1">where n &gt; 1</text:span>. Then choose <text:span text:style-name="T1">the edge u-v where distances[v] is the least of any vertex not in S and the edge u-v is such that distances[u] = distances[v] + length[u,v]. distances[u] must be the shortest path from u to t by our conditions. Now suppose there is a vertex w not in S, such that w provides a path to t from u, where distances[w] &lt; distances[v]. In this case there is a contradiction, so distances[v] must be the shortest path connecting u to t. Suppose there is a path from u to t without the use of any unvisited nodes. Then distances[u] would be less that distances[v] + length[u,v], in the case that distances[v] is the least of any vertex not in S. In either case, there is a contradiction based on our hypothesis. </text:span></text:p>
      <text:p text:style-name="P1"/>
      <text:p text:style-name="P3">Therefore, after processing u, it will still be true that for each vertex w not in S, distances[w] is the shortest path from w to t using vertices <text:span text:style-name="T2">only </text:span>in S <text:span text:style-name="T2">because i</text:span>f there was a <text:span text:style-name="T2">shorter </text:span>path which does not visit u, then it would have been found previously and if there is a shorter path involving u then it will simply be updated when processing u.</text:p>
      <text:p text:style-name="P3"/>
      <text:p text:style-name="P4">Now, since the hypothesis is true for |S| = n, take |S| = k = n+1. There would simply be one more vertex to process and in-so-doing, the conclusion for |S| = n would still hold. Therefore, for any graph S, where |S| &gt; n, the hypothesis will still h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1:51:40.186434993</dc:date>
    <meta:editing-duration>PT9M43S</meta:editing-duration>
    <meta:editing-cycles>1</meta:editing-cycles>
    <meta:document-statistic meta:table-count="0" meta:image-count="0" meta:object-count="0" meta:page-count="1" meta:paragraph-count="9" meta:word-count="321" meta:character-count="1694" meta:non-whitespace-character-count="1378"/>
    <meta:generator>LibreOffice/5.1.4.2$Linux_X86_64 LibreOffice_project/10m0$Build-2</meta:generator>
  </office:meta>
</office:document-meta>
</file>